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4" office:value-type="string" calcext:value-type="string">
            <text:p>m_gc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string" calcext:value-type="string">
            <text:p>m_window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string" calcext:value-type="string">
            <text:p>m_black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string" calcext:value-type="string">
            <text:p>m_white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string" calcext:value-type="string">
            <text:p>m_gr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_background</text:p>
          </table:table-cell>
          <table:table-cell/>
          <table:table-cell office:value-type="string" calcext:value-type="string">
            <text:p>m_lt_gr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_foregrou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tick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_pixma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_mainper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background (Pixmap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_window_x, 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_drop_x, y</text:p>
          </table:table-cell>
          <table:table-cell/>
          <table:table-cell office:value-type="string" calcext:value-type="string">
            <text:p>m_drop_x, 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office:value-type="string" calcext:value-type="string">
            <text:p>idle_progres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on_realize()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on_expose_event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n_button_press...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n_button_release...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n_motion_notify...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n_focus_in_event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n_focus_out_event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draw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meout(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05T21:29:34.111697681</dc:date>
    <meta:editing-duration>PT5M48S</meta:editing-duration>
    <meta:editing-cycles>3</meta:editing-cycles>
    <meta:generator>LibreOffice/4.4.0.3$Linux_X86_64 LibreOffice_project/de093506bcdc5fafd9023ee680b8c60e3e0645d7</meta:generator>
    <meta:document-statistic meta:table-count="1" meta:cell-count="74" meta:object-count="0"/>
  </office:meta>
</office:document-meta>
</file>